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ni" svg:font-family="Ani" style:font-pitch="variable"/>
    <style:font-face style:name="Berenika" svg:font-family="Berenika" style:font-pitch="variable"/>
    <style:font-face style:name="EB Garamond 08 SC" svg:font-family="'EB Garamond 08 SC'" style:font-pitch="variable"/>
    <style:font-face style:name="GFS Artemisia" svg:font-family="'GFS Artemisia'" style:font-pitch="variable"/>
    <style:font-face style:name="Linux Libertine O" svg:font-family="'Linux Libertine O'" style:font-pitch="variable"/>
    <style:font-face style:name="Lobster Two" svg:font-family="'Lobster Two'" style:font-pitch="variable"/>
    <style:font-face style:name="Quercus" svg:font-family="Quercus" style:font-pitch="variable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1b7a99" officeooo:paragraph-rsid="001b7a99"/>
    </style:style>
    <style:style style:name="P2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style:font-name="Linux Libertine O" officeooo:rsid="001b7a99" officeooo:paragraph-rsid="001b7a99"/>
    </style:style>
    <style:style style:name="P3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style:font-name="Linux Libertine O" officeooo:rsid="001b7a99" officeooo:paragraph-rsid="001cfc75"/>
    </style:style>
    <style:style style:name="P4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style:font-name="Linux Libertine O" officeooo:rsid="001c2ea0" officeooo:paragraph-rsid="001cfc75"/>
    </style:style>
    <style:style style:name="P5" style:family="paragraph" style:parent-style-name="Standard">
      <style:paragraph-properties fo:margin-left="5.002cm" fo:margin-right="0cm" fo:text-align="start" style:justify-single-word="false" fo:text-indent="0cm" style:auto-text-indent="false"/>
      <style:text-properties style:font-name="Linux Libertine O" officeooo:rsid="001b7a99" officeooo:paragraph-rsid="001b7a99"/>
    </style:style>
    <style:style style:name="P6" style:family="paragraph" style:parent-style-name="Standard">
      <style:paragraph-properties fo:margin-left="5.002cm" fo:margin-right="0cm" fo:text-align="start" style:justify-single-word="false" fo:text-indent="0cm" style:auto-text-indent="false"/>
      <style:text-properties style:font-name="Linux Libertine O" officeooo:rsid="001c2ea0" officeooo:paragraph-rsid="001c2ea0"/>
    </style:style>
    <style:style style:name="P7" style:family="paragraph" style:parent-style-name="Title">
      <style:text-properties style:font-name="Quercus"/>
    </style:style>
    <style:style style:name="T1" style:family="text">
      <style:text-properties officeooo:rsid="001b7a99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1c2ea0"/>
    </style:style>
    <style:style style:name="T5" style:family="text">
      <style:text-properties officeooo:rsid="001cfc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awson Gregorian Chant Choir</text:p>
      <text:p text:style-name="P1"/>
      <text:p text:style-name="P2">Sunday 5<text:span text:style-name="T2">th</text:span> March <text:span text:style-name="T5">2017</text:span></text:p>
      <text:p text:style-name="P5">1<text:span text:style-name="T2">st</text:span> Sunday of Lent</text:p>
      <text:p text:style-name="P5">Propers: Invocabit me</text:p>
      <text:p text:style-name="P5">Mass XVII</text:p>
      <text:p text:style-name="P5">Credo I</text:p>
      <text:p text:style-name="P5">Offertory: Attende Domine</text:p>
      <text:p text:style-name="P5">Communion: Audi Benigne Conditor</text:p>
      <text:p text:style-name="P5">Recessional: May this Lenten discipline (Minds and bodies) James McAuley</text:p>
      <text:p text:style-name="P2"/>
      <text:p text:style-name="P3">Sunday 19<text:span text:style-name="T2">th</text:span> March <text:span text:style-name="T5">2017</text:span></text:p>
      <text:p text:style-name="P5">3<text:span text:style-name="T2">rd</text:span> Sunday of Lent</text:p>
      <text:p text:style-name="P5">Propers: Oculi mei</text:p>
      <text:p text:style-name="P5">Mass XVII</text:p>
      <text:p text:style-name="P5">Credo I</text:p>
      <text:p text:style-name="P5">Offertory: Attende Domine</text:p>
      <text:p text:style-name="P5">Communion: <text:span text:style-name="T5">Audi Benigne Conditor</text:span></text:p>
      <text:p text:style-name="P5">Recessional: <text:span text:style-name="T5">God of Mercy and Compassion</text:span></text:p>
      <text:p text:style-name="P2"/>
      <text:p text:style-name="P3">Sunday 2<text:span text:style-name="T2">nd</text:span> April <text:span text:style-name="T5">2017</text:span></text:p>
      <text:p text:style-name="P5">Passion Sunday</text:p>
      <text:p text:style-name="P5">Propers: Judica me</text:p>
      <text:p text:style-name="P5">Mass XVII</text:p>
      <text:p text:style-name="P5">Credo I</text:p>
      <text:p text:style-name="P5">Offertory: Vexilla Regis</text:p>
      <text:p text:style-name="P5">Communion: O Crux Ave, <text:span text:style-name="T4">Fr Friel</text:span></text:p>
      <text:p text:style-name="P5">Recessional: O Sacred Head</text:p>
      <text:p text:style-name="P2"/>
      <text:p text:style-name="P3">Sunday 16<text:span text:style-name="T2">th</text:span> April <text:span text:style-name="T5">2017</text:span></text:p>
      <text:p text:style-name="P5">Easter Sunday</text:p>
      <text:p text:style-name="P5">Propers: Resurrexi</text:p>
      <text:p text:style-name="P5">Sequence: Victimae Paschali Laud<text:span text:style-name="T4">es</text:span></text:p>
      <text:p text:style-name="P5">Mass I</text:p>
      <text:p text:style-name="P5">Credo I</text:p>
      <text:p text:style-name="P5">Offertory: O Filii et Filiae</text:p>
      <text:p text:style-name="P5">Communion: <text:span text:style-name="T4">Regina Caeli</text:span></text:p>
      <text:p text:style-name="P5">Recessional: <text:span text:style-name="T4">Jesus Christ is ris’n today</text:span></text:p>
      <text:p text:style-name="P2"/>
      <text:p text:style-name="P4">Sunday 7<text:span text:style-name="T2">th</text:span> May<text:span text:style-name="T1"> 2017</text:span></text:p>
      <text:p text:style-name="P6">3<text:span text:style-name="T2">rd</text:span> Sunday after Easter</text:p>
      <text:p text:style-name="P6">Propers: <text:span text:style-name="T5">Jubilate Deo</text:span></text:p>
      <text:p text:style-name="P6">Mass I</text:p>
      <text:p text:style-name="P6">Credo I</text:p>
      <text:p text:style-name="P6">Offertory: <text:span text:style-name="T5">Jubilate Deo (canon a 5, Praetorius)</text:span></text:p>
      <text:p text:style-name="P6">Communion: <text:span text:style-name="T5">Regina Caeli</text:span></text:p>
      <text:p text:style-name="P6">Recessional: Through the Red Sea, (R A Knox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ni" svg:font-family="Ani" style:font-pitch="variable"/>
    <style:font-face style:name="Berenika" svg:font-family="Berenika" style:font-pitch="variable"/>
    <style:font-face style:name="EB Garamond 08 SC" svg:font-family="'EB Garamond 08 SC'" style:font-pitch="variable"/>
    <style:font-face style:name="GFS Artemisia" svg:font-family="'GFS Artemisia'" style:font-pitch="variable"/>
    <style:font-face style:name="Linux Libertine O" svg:font-family="'Linux Libertine O'" style:font-pitch="variable"/>
    <style:font-face style:name="Lobster Two" svg:font-family="'Lobster Two'" style:font-pitch="variable"/>
    <style:font-face style:name="Quercus" svg:font-family="Quercus" style:font-pitch="variable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4:15:41.173716722</meta:creation-date>
    <meta:print-date>2017-02-14T15:07:51.490256287</meta:print-date>
    <dc:date>2017-02-14T15:44:34.985159832</dc:date>
    <meta:editing-duration>PT27M59S</meta:editing-duration>
    <meta:editing-cycles>1</meta:editing-cycles>
    <meta:document-statistic meta:table-count="0" meta:image-count="0" meta:object-count="0" meta:page-count="1" meta:paragraph-count="42" meta:word-count="153" meta:character-count="935" meta:non-whitespace-character-count="824"/>
    <meta:generator>LibreOffice/5.1.4.2$Linux_X86_64 LibreOffice_project/10m0$Build-2</meta:generator>
  </office:meta>
</office:document-meta>
</file>